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4.64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TransitOptions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Default" office:value-type="string" table:number-columns-spanned="3" table:number-rows-spanned="1">
            <text:p>The TransitOptions object to be included in a <text:a xlink:href="../DirectionsRequest%20object.ods">DirectionsRequest</text:a> when the travel mode is set to TRANSIT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office:value-type="string">
            <text:p>arrivalTime</text:p>
          </table:table-cell>
          <table:table-cell office:value-type="string">
            <text:p>Date</text:p>
          </table:table-cell>
          <table:table-cell office:value-type="string">
            <text:p>The desired arrival time for the route, specified as a Date object. The Date object measures time in milliseconds since 1 January 1970. If arrival time is specified, departure time is ignored.</text:p>
          </table:table-cell>
        </table:table-row>
        <table:table-row table:style-name="ro5">
          <table:table-cell office:value-type="string">
            <text:p>departureTime</text:p>
          </table:table-cell>
          <table:table-cell office:value-type="string">
            <text:p>Date</text:p>
          </table:table-cell>
          <table:table-cell office:value-type="string">
            <text:p>The desired departure time for the route, specified as a Date object. The Date object measures time in milliseconds since 1 January 1970. If neither departure time nor arrival time is specified, the time is assumed to be "now".</text:p>
          </table:table-cell>
        </table:table-row>
        <table:table-row table:style-name="ro5">
          <table:table-cell table:number-columns-repeated="3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4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38:47.78</meta:creation-date>
    <dc:date>2012-07-17T11:40:28.42</dc:date>
    <meta:editing-duration>PT1M40S</meta:editing-duration>
    <meta:editing-cycles>1</meta:editing-cycles>
    <meta:document-statistic meta:table-count="3" meta:cell-count="12" meta:object-count="0"/>
    <meta:generator>OpenOffice.org/3.3$Win32 OpenOffice.org_project/330m20$Build-9567</meta:generator>
  </office:meta>
</office:document-meta>
</file>